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0.1666in"/>
    </style:style>
    <style:style style:name="T45" style:parent-style-name="DefaultParagraphFont" style:family="text">
      <style:text-properties style:font-name="Calibri" style:font-name-complex="Calibri"/>
    </style:style>
    <style:style style:name="T46" style:parent-style-name="Internetlink" style:family="text">
      <style:text-properties style:font-name="Calibri" style:font-name-complex="Calibri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DefaultParagraphFont" style:family="text">
      <style:text-properties style:font-name="Calibri" style:font-name-complex="Calibri"/>
    </style:style>
    <style:style style:name="P49" style:parent-style-name="Standard" style:family="paragraph">
      <style:paragraph-properties fo:line-height="0.1666in"/>
    </style:style>
    <style:style style:name="T50" style:parent-style-name="DefaultParagraphFont" style:family="text">
      <style:text-properties style:font-name="Calibri" style:font-name-complex="Calibri"/>
    </style:style>
    <style:style style:name="T51" style:parent-style-name="Internetlink" style:family="text">
      <style:text-properties style:font-name="Calibri" style:font-name-complex="Calibri"/>
    </style:style>
    <style:style style:name="T5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line-height="0.1666in"/>
    </style:style>
    <style:style style:name="T54" style:parent-style-name="DefaultParagraphFont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DefaultParagraphFont" style:family="text">
      <style:text-properties style:font-name="Calibri" style:font-name-complex="Calibri"/>
    </style:style>
    <style:style style:name="T60" style:parent-style-name="Internetlink" style:family="text">
      <style:text-properties style:font-name="Calibri" style:font-name-complex="Calibri"/>
    </style:style>
    <style:style style:name="T6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line-height="0.1666in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P68" style:parent-style-name="ListParagraph" style:family="paragraph">
      <style:paragraph-properties fo:margin-top="0.1666in" fo:line-height="0.1666in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ListParagraph" style:family="paragraph">
      <style:paragraph-properties fo:margin-top="0.1666in" fo:margin-bottom="0.1666in" fo:line-height="0.1666in"/>
    </style:style>
    <style:style style:name="T71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3" style:parent-style-name="ListParagraph" style:family="paragraph">
      <style:paragraph-properties fo:margin-top="0.1666in" fo:margin-bottom="0.1666in" fo:line-height="0.1666in"/>
    </style:style>
    <style:style style:name="T7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8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2" style:parent-style-name="Standard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1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4" style:parent-style-name="Standard" style:family="paragraph">
      <style:paragraph-properties fo:margin-top="0.1666in" fo:margin-bottom="0.1666in"/>
    </style:style>
    <style:style style:name="T1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7" style:parent-style-name="Standard" style:family="paragraph">
      <style:paragraph-properties fo:margin-top="0.1666in" fo:margin-bottom="0.1666in"/>
    </style:style>
    <style:style style:name="T13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4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6" style:parent-style-name="Standard" style:family="paragraph">
      <style:paragraph-properties fo:margin-top="0.1666in" fo:margin-bottom="0.1666in"/>
    </style:style>
    <style:style style:name="T14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5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9" style:parent-style-name="Standard" style:family="paragraph">
      <style:paragraph-properties fo:margin-top="0.1666in" fo:margin-bottom="0.1666in"/>
    </style:style>
    <style:style style:name="T1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6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6" style:parent-style-name="Standard" style:family="paragraph">
      <style:paragraph-properties fo:margin-top="0.1666in" fo:margin-bottom="0.1666in"/>
    </style:style>
    <style:style style:name="T16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7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72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break-before="page" fo:margin-top="0.1666in" fo:margin-bottom="0.1666in"/>
    </style:style>
    <style:style style:name="T17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7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8" style:parent-style-name="Standard" style:family="paragraph">
      <style:paragraph-properties fo:margin-top="0.1666in" fo:margin-bottom="0.1666in"/>
    </style:style>
    <style:style style:name="T1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8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5" style:parent-style-name="Standard" style:family="paragraph">
      <style:paragraph-properties fo:margin-top="0.1666in" fo:margin-bottom="0.1666in"/>
    </style:style>
    <style:style style:name="T18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8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9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3" style:parent-style-name="Standard" style:family="paragraph">
      <style:paragraph-properties fo:margin-top="0.1666in"/>
    </style:style>
    <style:style style:name="T19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5" style:parent-style-name="Standard" style:family="paragraph"/>
    <style:style style:name="T1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7" style:parent-style-name="Standard" style:family="paragraph"/>
    <style:style style:name="T1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99" style:parent-style-name="Standard" style:family="paragraph">
      <style:paragraph-properties fo:margin-bottom="0.1666in"/>
    </style:style>
    <style:style style:name="T2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/>
    </style:style>
    <style:style style:name="T2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0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23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24" style:parent-style-name="Standard" style:family="paragraph">
      <style:paragraph-properties fo:break-before="page" fo:margin-top="0.1666in" fo:margin-bottom="0.1666in"/>
    </style:style>
    <style:style style:name="T2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2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9" style:parent-style-name="Standard" style:family="paragraph">
      <style:paragraph-properties fo:margin-top="0.1666in" fo:margin-bottom="0.1666in"/>
    </style:style>
    <style:style style:name="T2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/>
    </style:style>
    <style:style style:name="T2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4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4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</style:style>
    <style:style style:name="T2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5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5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5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59" style:parent-style-name="Standard" style:family="paragraph">
      <style:paragraph-properties fo:margin-top="0.1666in" fo:margin-bottom="0.1666in"/>
    </style:style>
    <style:style style:name="T2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75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76" style:parent-style-name="Standard" style:family="paragraph">
      <style:paragraph-properties fo:break-before="page" fo:margin-top="0.1666in" fo:margin-bottom="0.1666in"/>
    </style:style>
    <style:style style:name="T27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7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1" style:parent-style-name="Standard" style:family="paragraph">
      <style:paragraph-properties fo:margin-top="0.1666in" fo:margin-bottom="0.1666in"/>
    </style:style>
    <style:style style:name="T2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8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9" style:parent-style-name="Standard" style:family="paragraph">
      <style:paragraph-properties fo:margin-top="0.1666in" fo:margin-bottom="0.1666in"/>
    </style:style>
    <style:style style:name="T2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9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9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6" style:parent-style-name="Standard" style:family="paragraph">
      <style:paragraph-properties fo:margin-top="0.1666in" fo:margin-bottom="0.1666in"/>
    </style:style>
    <style:style style:name="T29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</style:style>
    <style:style style:name="T3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0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1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1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27" style:parent-style-name="Standard" style:family="paragraph">
      <style:paragraph-properties fo:break-before="page"/>
    </style:style>
    <style:style style:name="T3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29" style:parent-style-name="Standard" style:family="paragraph">
      <style:paragraph-properties fo:margin-top="0.1666in" fo:margin-bottom="0.1666in"/>
    </style:style>
    <style:style style:name="T33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2" style:parent-style-name="Standard" style:family="paragraph">
      <style:paragraph-properties fo:margin-top="0.1666in" fo:margin-bottom="0.1666in"/>
    </style:style>
    <style:style style:name="T33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3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3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1" style:parent-style-name="Standard" style:family="paragraph">
      <style:paragraph-properties fo:margin-top="0.1666in" fo:margin-bottom="0.1666in"/>
    </style:style>
    <style:style style:name="T34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4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4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1" style:parent-style-name="Standard" style:family="paragraph">
      <style:paragraph-properties fo:margin-top="0.1666in" fo:margin-bottom="0.1666in"/>
    </style:style>
    <style:style style:name="T35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5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5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5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</style:style>
    <style:style style:name="T36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6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78" style:parent-style-name="Standard" style:family="paragraph">
      <style:paragraph-properties fo:margin-top="0.1666in" fo:margin-bottom="0.1666in"/>
    </style:style>
    <style:style style:name="T37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8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3" style:parent-style-name="Standard" style:family="paragraph">
      <style:paragraph-properties fo:margin-top="0.1666in" fo:margin-bottom="0.1666in"/>
    </style:style>
    <style:style style:name="T38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39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0" style:parent-style-name="Standard" style:family="paragraph">
      <style:paragraph-properties fo:margin-top="0.1666in" fo:margin-bottom="0.1666in"/>
    </style:style>
    <style:style style:name="T4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40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0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7" style:parent-style-name="Standard" style:family="paragraph">
      <style:paragraph-properties fo:margin-top="0.1666in" fo:margin-bottom="0.1666in"/>
    </style:style>
    <style:style style:name="T40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1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41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16" style:parent-style-name="Standard" style:family="paragraph">
      <style:paragraph-properties fo:margin-top="0.1666in" fo:margin-bottom="0.1666in"/>
    </style:style>
    <style:style style:name="T4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2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2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2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42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2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25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426" style:parent-style-name="Standard" style:family="paragraph">
      <style:paragraph-properties fo:break-before="page" fo:margin-top="0.1666in" fo:margin-bottom="0.1666in"/>
    </style:style>
    <style:style style:name="T4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42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31" style:parent-style-name="Standard" style:family="paragraph">
      <style:paragraph-properties fo:margin-top="0.1666in" fo:margin-bottom="0.1666in"/>
    </style:style>
    <style:style style:name="T4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3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43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39" style:parent-style-name="Normal" style:family="paragraph">
      <style:paragraph-properties fo:widows="2" fo:orphans="2" style:vertical-align="auto" fo:margin-top="0.0694in" fo:margin-bottom="0.0694in" fo:background-color="#FFFFFF"/>
      <style:text-properties fo:hyphenate="true"/>
    </style:style>
    <style:style style:name="T44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41" style:parent-style-name="DefaultParagraphFont" style:family="text">
      <style:text-properties style:font-name="Libre Franklin" style:font-name-asian="Times New Roman" style:font-name-complex="Times New Roman" fo:color="#333333" fo:font-size="12pt" style:font-size-asian="12pt" style:font-size-complex="12pt" fo:language="en" fo:country="IN" style:language-asian="en" style:country-asian="IN"/>
    </style:style>
    <style:style style:name="P442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color="#333333" fo:font-size="12pt" style:font-size-asian="12pt" style:font-size-complex="12pt" fo:language="en" fo:country="IN" style:language-asian="en" style:country-asian="IN" fo:hyphenate="true"/>
    </style:style>
    <style:style style:name="P443" style:parent-style-name="Normal" style:family="paragraph">
      <style:paragraph-properties fo:widows="2" fo:orphans="2" style:vertical-align="auto" fo:margin-top="0.0694in" fo:margin-bottom="0.0694in" fo:background-color="#FFFFFF"/>
      <style:text-properties style:font-name="Libre Franklin" style:font-name-asian="Times New Roman" style:font-name-complex="Times New Roman" fo:color="#333333" fo:font-size="12pt" style:font-size-asian="12pt" style:font-size-complex="12pt" fo:language="en" fo:country="IN" style:language-asian="en" style:country-asian="IN" fo:hyphenate="true"/>
    </style:style>
    <style:style style:name="P444" style:parent-style-name="Standard" style:family="paragraph">
      <style:paragraph-properties fo:margin-top="0.1666in" fo:margin-bottom="0.1666in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//panmore.com/starbucks-coffee-marketing-mix-4ps-analysis</text:span></text:a><text:span text:style-name="T43"><text:line-break/></text:span></text:p>
        </text:list-item>
        <text:list-item>
          <text:p text:style-name="P44"><text:span text:style-name="T45">Starbucks India Marketing Strategy (2016):<text:s/></text:span><text:a xlink:href="https://www.slideshare.net/Rjrockzcool/starbucks-india-marketing-strategy" office:target-frame-name="_top" xlink:show="replace"><text:span text:style-name="T46">https://www.slideshare.net/Rjrockzcool/starbucks-india-marketing-strategy</text:span></text:a><text:span text:style-name="T47"><text:s/></text:span><text:span text:style-name="T48"><text:line-break/></text:span></text:p>
        </text:list-item>
        <text:list-item>
          <text:p text:style-name="P49"><text:span text:style-name="T50">Entry of Starbucks in Indian Market (2016):<text:s/></text:span><text:a xlink:href="https://www.researchgate.net/publication/316600552_Case_Study-_Entry_of_Starbucks_in_Indian_Market" office:target-frame-name="_top" xlink:show="replace"><text:span text:style-name="T51">https://www.researchgate.net/publication/316600552_Case_Study-_Entry_of_Starbucks_in_Indian_Market</text:span></text:a><text:span text:style-name="T52"><text:line-break/></text:span></text:p>
        </text:list-item>
        <text:list-item>
          <text:p text:style-name="P53"><text:span text:style-name="T54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5">https://www.semanticscholar.org/paper/Starbucks-Marketing-Analysis-Katerina/1d21b5743764f3196cddcb95925059695dad6eeb</text:span></text:a><text:span text:style-name="T56"><text:line-break/></text:span></text:p>
        </text:list-item>
        <text:list-item>
          <text:p text:style-name="P57"><text:span text:style-name="T58">Strate</text:span><text:span text:style-name="T59">gic Marketing: A Case Study of Starbucks (2015):<text:s/></text:span><text:a xlink:href="https://www.slideshare.net/YeeJieNg/bumkt6923grouppresentation" office:target-frame-name="_top" xlink:show="replace"><text:span text:style-name="T60">https://www.slideshare.net/YeeJieNg/bumkt6923grouppresentation</text:span></text:a><text:span text:style-name="T61"><text:line-break/></text:span></text:p>
        </text:list-item>
        <text:list-item>
          <text:p text:style-name="P62"><text:span text:style-name="T63">Strategic Analysis of Starbucks Corporation (2014):<text:s/></text:span><text:a xlink:href="https://scholar.harvard.edu/files/nithingeereddy/files/starbucks_case_analysis.pdf" office:target-frame-name="_top" xlink:show="replace"><text:span text:style-name="T64">https://scholar.harvard.edu/files/nithingeereddy/files/starbucks_case_analysis.pdf</text:span></text:a><text:span text:style-name="T65"><text:line-break/></text:span></text:p>
        </text:list-item>
        <text:list-item>
          <text:p text:style-name="P66"><text:span text:style-name="T67">Other links:</text:span></text:p>
        </text:list-item>
      </text:list>
      <text:list text:style-name="WWNum3">
        <text:list-item>
          <text:p text:style-name="P68"><text:a xlink:href="http://science.knote.com/2014/10/28/starbucks-productivity-secrets/" office:target-frame-name="_top" xlink:show="replace"><text:span text:style-name="T69">http://science.knote.com/2014/10/28/starbucks-productivity-secrets/</text:span></text:a></text:p>
        </text:list-item>
        <text:list-item>
          <text:p text:style-name="P70"><text:a xlink:href="http://panmore.com/starbucks-coffee-operations-management-10-decisions-areas-productivity" office:target-frame-name="_top" xlink:show="replace"><text:span text:style-name="T71">http://panmore.com/starbucks-coffee-operations-management-10-decis</text:span><text:span text:style-name="T72">ions-areas-productivity</text:span></text:a></text:p>
        </text:list-item>
        <text:list-item>
          <text:p text:style-name="P73"><text:a xlink:href="https://www.businessinsider.in/retail/5-ways-Starbucks-entices-you-to-spend-more-money/articleshow/46239542.cms" office:target-frame-name="_top" xlink:show="replace"><text:span text:style-name="T74">https://www.businessinsider.in/retail/5-ways-Starbucks-entices-you-to-spend-more-money/articleshow/4623</text:span><text:span text:style-name="T75">9542.cms</text:span></text:a><text:span text:style-name="T76"><text:s text:c="2"/></text:span></text:p>
        </text:list-item>
        <text:list-item>
          <text:p text:style-name="P77"><text:a xlink:href="https://www.business-standard.com/article/companies/starbucks-steps-up-its-india-game-116020301281_1.html" office:target-frame-name="_top" xlink:show="replace"><text:span text:style-name="T78">https://www.business-standard.com/article/companies/starbucks-steps-up-its-india-game-116020301281_1.html</text:span></text:a></text:p>
        </text:list-item>
      </text:list>
      <text:p text:style-name="P79"><text:span text:style-name="T80">Questions on Pro</text:span><text:span text:style-name="T81">duct</text:span></text:p>
      <text:p text:style-name="P82"><text:span text:style-name="T83">Q1:</text:span><text:span text:style-name="T84"><text:s/>What is the core product of Starbucks?</text:span></text:p>
      <text:p text:style-name="P85"><text:span text:style-name="T86">A1:</text:span><text:span text:style-name="T87"><text:s/></text:span><text:span text:style-name="T88">coffee beans &amp; beverages</text:span></text:p>
      <text:p text:style-name="P89"><text:span text:style-name="T90">Q2:</text:span><text:span text:style-name="T91"><text:s/>What are the actual and augmented products of Starbucks?</text:span></text:p>
      <text:p text:style-name="P92"><text:span text:style-name="T93">A2:</text:span><text:span text:style-name="T94"><text:s/></text:span><text:span text:style-name="T95">actual products</text:span><text:span text:style-name="T96"><text:s/></text:span><text:span text:style-name="T97">are</text:span><text:span text:style-name="T98"><text:s/>coffee</text:span><text:span text:style-name="T99"><text:s/></text:span><text:span text:style-name="T100">,tea</text:span><text:span text:style-name="T101"><text:s/></text:span><text:span text:style-name="T102">,food items and coffee related equipment</text:span><text:span text:style-name="T103"><text:s/></text:span><text:span text:style-name="T104">and<text:s/></text:span><text:span text:style-name="T105">augmented products are free wi-fi connections,</text:span><text:span text:style-name="T106"><text:s/>relaxing atmosphere</text:span><text:span text:style-name="T107"><text:s/>in</text:span><text:span text:style-name="T108"><text:s/>store</text:span><text:span text:style-name="T109"><text:s/>etc</text:span><text:span text:style-name="T110">.</text:span></text:p>
      <text:p text:style-name="P111"><text:span text:style-name="T112">Q3:</text:span><text:span text:style-name="T113"><text:s/>What are the various product categories offered by Starbucks?</text:span></text:p>
      <text:p text:style-name="P114"><text:span text:style-name="T115">A3:</text:span><text:span text:style-name="T116"><text:s/></text:span><text:span text:style-name="T117">coffee,</text:span><text:span text:style-name="T118"><text:s/></text:span><text:span text:style-name="T119">baked goods,</text:span><text:span text:style-name="T120"><text:s/></text:span><text:span text:style-name="T121">smoothies,</text:span><text:span text:style-name="T122"><text:s/></text:span><text:span text:style-name="T123">tea,</text:span><text:span text:style-name="T124"><text:s/>Frappuccino</text:span><text:span text:style-name="T125">,</text:span><text:span text:style-name="T126"><text:s/></text:span><text:span text:style-name="T127">food items</text:span><text:span text:style-name="T128"><text:s/></text:span><text:span text:style-name="T129">,beverages &amp; other products like mugs</text:span><text:span text:style-name="T130"><text:s/></text:span><text:span text:style-name="T131">,instant coffee etc</text:span><text:span text:style-name="T132">.</text:span></text:p>
      <text:p text:style-name="P133"><text:span text:style-name="T134">Q4:</text:span><text:span text:style-name="T135"><text:s/>How has Starbucks adapted</text:span><text:span text:style-name="T136"><text:s/>its product offering to suit the Indian market?</text:span></text:p>
      <text:p text:style-name="P137"><text:span text:style-name="T138">A4:</text:span><text:span text:style-name="T139"><text:s/></text:span><text:span text:style-name="T140">Starbucks</text:span><text:span text:style-name="T141"><text:s/>joined with TATA<text:s/></text:span><text:span text:style-name="T142">and added Indian products like Teavana and Himalayan water beverages to suit Indian customer.</text:span></text:p>
      <text:p text:style-name="P143"><text:span text:style-name="T144">Q5:</text:span><text:span text:style-name="T145"><text:s/>How has Starbucks introduced healthy products in its range?</text:span></text:p>
      <text:p text:style-name="P146"><text:span text:style-name="T147">A5:</text:span><text:span text:style-name="T148"><text:s/></text:span><text:span text:style-name="T149">reducing sugar, using natural sweetner and syrups(sugar free) also introduced healthy drinks like soy milk,coconut milk,oat milk<text:s/></text:span><text:span text:style-name="T150">,</text:span><text:span text:style-name="T151">almond milk<text:s/></text:span><text:span text:style-name="T152">,fruit juices energy drinks<text:s/></text:span><text:span text:style-name="T153">etc</text:span><text:span text:style-name="T154">.</text:span><text:span text:style-name="T155"><text:s text:c="4"/></text:span></text:p>
      <text:p text:style-name="P156"><text:span text:style-name="T157">Q6:</text:span><text:span text:style-name="T158"><text:s/>Mention an innovation by Starbucks with regard to an existing product.</text:span></text:p>
      <text:p text:style-name="P159"><text:span text:style-name="T160">A6:</text:span><text:span text:style-name="T161"><text:s/></text:span><text:span text:style-name="T162">Teavana</text:span></text:p>
      <text:p text:style-name="P163"><text:span text:style-name="T164">Q7:</text:span><text:span text:style-name="T165"><text:s/>What are some partnerships that Starbucks has entered, from the point of view of product?</text:span></text:p>
      <text:p text:style-name="P166"><text:span text:style-name="T167">A7:</text:span><text:span text:style-name="T168"><text:s/></text:span><text:span text:style-name="T169">Tata-</text:span><text:span text:style-name="T170">starbucks</text:span></text:p>
      <text:p text:style-name="P171"/>
      <text:p text:style-name="P172"/>
      <text:p text:style-name="P173"><text:span text:style-name="T174">Questions on Price</text:span></text:p>
      <text:p text:style-name="P175"><text:span text:style-name="T176">Q1:</text:span><text:span text:style-name="T177"><text:s/>What is the most expensive coffee that Starbucks in CP sells?</text:span></text:p>
      <text:p text:style-name="P178"><text:span text:style-name="T179">A1:</text:span><text:span text:style-name="T180"><text:s/></text:span><text:span text:style-name="T181">caramel praline latte(venti)</text:span></text:p>
      <text:p text:style-name="P182"><text:span text:style-name="T183">Q2:</text:span><text:span text:style-name="T184"><text:s text:c="2"/>What is the least expensive coffee that Starbucks in CP sells?</text:span></text:p>
      <text:p text:style-name="P185"><text:span text:style-name="T186">A2:</text:span><text:span text:style-name="T187"><text:s/></text:span><text:span text:style-name="T188">Espresso solo</text:span></text:p>
      <text:p text:style-name="P189"><text:span text:style-name="T190">Q3:</text:span><text:span text:style-name="T191"><text:s/>Which of the following pricing strategies does Sta</text:span><text:span text:style-name="T192">rbucks follow? Justify your answer.</text:span></text:p>
      <text:list text:style-name="WWNum2">
        <text:list-item>
          <text:p text:style-name="P193"><text:span text:style-name="T194">Economy pricing strategy</text:span></text:p>
        </text:list-item>
        <text:list-item>
          <text:p text:style-name="P195"><text:span text:style-name="T196">Penetration pricing strategy</text:span></text:p>
        </text:list-item>
        <text:list-item>
          <text:p text:style-name="P197"><text:span text:style-name="T198">Skimming pricing strategy</text:span></text:p>
        </text:list-item>
        <text:list-item>
          <text:p text:style-name="P199"><text:span text:style-name="T200">Premium pricing strategy</text:span></text:p>
        </text:list-item>
      </text:list>
      <text:p text:style-name="P201"><text:span text:style-name="T202">A3:</text:span><text:span text:style-name="T203"><text:s/></text:span><text:span text:style-name="T204">premium</text:span><text:span text:style-name="T205"><text:s/></text:span><text:span text:style-name="T206">pricing strategy</text:span><text:span text:style-name="T207"><text:s/>because it brings greater returns without</text:span><text:span text:style-name="T208"><text:s/>decreasing volume sales</text:span></text:p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><text:span text:style-name="T225">Questions on Place</text:span></text:p>
      <text:p text:style-name="P226"><text:span text:style-name="T227">Q1:</text:span><text:span text:style-name="T228"><text:s/>How many cities in India have at least one Starbucks store?</text:span></text:p>
      <text:p text:style-name="P229"><text:span text:style-name="T230">A1:</text:span><text:span text:style-name="T231"><text:s/></text:span><text:span text:style-name="T232">28</text:span></text:p>
      <text:p text:style-name="P233"><text:span text:style-name="T234">Q2:</text:span><text:span text:style-name="T235"><text:s/>What is the total number of Starbucks stores in India?</text:span></text:p>
      <text:p text:style-name="P236"><text:span text:style-name="T237">A2:</text:span><text:span text:style-name="T238"><text:s/></text:span><text:span text:style-name="T239">252</text:span></text:p>
      <text:p text:style-name="P240"><text:span text:style-name="T241">Q3:</text:span><text:span text:style-name="T242"><text:s/>Which cities in India tend to have a Starbucks store? Why?</text:span></text:p>
      <text:p text:style-name="P243"><text:span text:style-name="T244">A3:</text:span><text:span text:style-name="T245"><text:s/></text:span><text:span text:style-name="T246">Delhi, Maharashtra ,Mumbai,Pune,Karnataka,Ahemdabad,Surat,</text:span><text:span text:style-name="T247">Kolkata etc have starbucks store due to it’s joint venture program with TATA</text:span></text:p>
      <text:p text:style-name="P248"><text:span text:style-name="T249">Q4:</text:span><text:span text:style-name="T250"><text:s/>Mention an<text:s/></text:span><text:span text:style-name="T251">innovation by Starbucks with regard to its store strategy.</text:span></text:p>
      <text:p text:style-name="P252"><text:span text:style-name="T253">A4:</text:span><text:span text:style-name="T254"><text:s/></text:span><text:span text:style-name="T255">store design and brand localisation</text:span></text:p>
      <text:p text:style-name="P256"><text:span text:style-name="T257">Q5:</text:span><text:span text:style-name="T258"><text:s/>What are some partnerships that Starbucks has entered, from the point of view of the place?</text:span></text:p>
      <text:p text:style-name="P259"><text:span text:style-name="T260">A5:</text:span><text:span text:style-name="T261"><text:s/></text:span><text:span text:style-name="T262">Seattle Seahawks</text:span>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><text:span text:style-name="T277">Questions on Promotion</text:span></text:p>
      <text:p text:style-name="P278"><text:span text:style-name="T279">Q1:</text:span><text:span text:style-name="T280"><text:s/>What is the primary means of promotion for Starbucks?</text:span></text:p>
      <text:p text:style-name="P281"><text:span text:style-name="T282">A1:</text:span><text:span text:style-name="T283"><text:s/></text:span><text:span text:style-name="T284">social media channels,website and store displays</text:span><text:span text:style-name="T285">.</text:span></text:p>
      <text:p text:style-name="P286"><text:span text:style-name="T287">Q2:</text:span><text:span text:style-name="T288"><text:s/>How does Starbucks go about executing its primary means of promotion?</text:span></text:p>
      <text:p text:style-name="P289"><text:span text:style-name="T290">A2:</text:span><text:span text:style-name="T291"><text:s/></text:span><text:span text:style-name="T292">It uses sales promotions,events,direct marketing,print media &amp; PR in an integrated manner.</text:span></text:p>
      <text:p text:style-name="P293"><text:span text:style-name="T294">Q3:</text:span><text:span text:style-name="T295"><text:s/>What is meant by ‘Third Place’ in the context of the marketing strategy of Starbucks?</text:span></text:p>
      <text:p text:style-name="P296"><text:span text:style-name="T297">A3:</text:span><text:span text:style-name="T298"><text:s/></text:span><text:span text:style-name="T299">In the<text:s/></text:span><text:span text:style-name="T300">‘Third Place’</text:span><text:span text:style-name="T301">,the idea is to make customer service not only satisfactory but excellent.</text:span></text:p>
      <text:p text:style-name="P302"><text:span text:style-name="T303">Q4:</text:span><text:span text:style-name="T304"><text:s/>What is meant by ‘Fourth Place”</text:span><text:span text:style-name="T305"><text:s/>in the context of the marketing strategy of Starbucks?</text:span></text:p>
      <text:p text:style-name="P306"><text:span text:style-name="T307">A4:</text:span><text:span text:style-name="T308"><text:s/></text:span><text:span text:style-name="T309"><text:s/></text:span><text:span text:style-name="T310">‘Fourth Place”</text:span><text:span text:style-name="T311"><text:s/>means creating a place that is digitally equipped with a robust mobile and online delivery system to reach its customer frequently.</text:span></text:p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><text:span text:style-name="T328">Questions on People</text:span></text:p>
      <text:p text:style-name="P329"><text:span text:style-name="T330">Q1:<text:s/></text:span><text:span text:style-name="T331">What are the primary target customer segments for Starbucks?</text:span></text:p>
      <text:p text:style-name="P332"><text:span text:style-name="T333">A1:</text:span><text:span text:style-name="T334"><text:s/></text:span><text:span text:style-name="T335">T</text:span><text:span text:style-name="T336">he primary target customer segments for Starbucks</text:span><text:span text:style-name="T337"><text:s/>are middle to upper class men and women.</text:span></text:p>
      <text:p text:style-name="P338"><text:span text:style-name="T339">Q2:</text:span><text:span text:style-name="T340"><text:s/>What is the connection between the target customer segments for Starbucks and its choice of price and place?</text:span></text:p>
      <text:p text:style-name="P341"><text:span text:style-name="T342">A2:</text:span><text:span text:style-name="T343"><text:s/></text:span><text:span text:style-name="T344">The connection is that they are the people who can afford their higher priced cups of coffee on a regular<text:s/></text:span><text:span text:style-name="T345">or daily<text:s/></text:span><text:span text:style-name="T346">basis<text:s/></text:span><text:span text:style-name="T347">from the located store.</text:span></text:p>
      <text:p text:style-name="P348"><text:span text:style-name="T349">Q3:</text:span><text:span text:style-name="T350"><text:s/>What are Starbucks employees called?</text:span></text:p>
      <text:p text:style-name="P351"><text:span text:style-name="T352">A3:</text:span><text:span text:style-name="T353"><text:s/></text:span><text:span text:style-name="T354">Partners</text:span></text:p>
      <text:p text:style-name="P355"><text:span text:style-name="T356">Q4:</text:span><text:span text:style-name="T357"><text:s/>Ment</text:span><text:span text:style-name="T358">ion an innovation by Starbucks with regard to its employee training.</text:span></text:p>
      <text:p text:style-name="P359"><text:span text:style-name="T360">A4:</text:span><text:span text:style-name="T361"><text:s/></text:span><text:span text:style-name="T362">Training the Barista</text:span></text:p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><text:span text:style-name="T379">Questions on Physical Evidence</text:span></text:p>
      <text:p text:style-name="P380"><text:span text:style-name="T381">Q1:</text:span><text:span text:style-name="T382"><text:s/>How does the Starbucks store layout contribute to its marketing strategy?</text:span></text:p>
      <text:p text:style-name="P383"><text:span text:style-name="T384">A1:</text:span><text:span text:style-name="T385"><text:s/></text:span><text:span text:style-name="T386">Starbucks</text:span><text:span text:style-name="T387"><text:s/></text:span><text:span text:style-name="T388">store layout</text:span><text:span text:style-name="T389"><text:s/>design</text:span><text:span text:style-name="T390">ed</text:span><text:span text:style-name="T391"><text:s/></text:span><text:span text:style-name="T392">with modern concepts of infrastructure including technology</text:span><text:span text:style-name="T393"><text:s/></text:span><text:span text:style-name="T394">making free and relaxed environment<text:s/></text:span><text:span text:style-name="T395">and help reduce<text:s/></text:span><text:span text:style-name="T396">environmental impact which attract more customers to the store.</text:span></text:p>
      <text:p text:style-name="P397"><text:span text:style-name="T398">Q2:</text:span><text:span text:style-name="T399"><text:s/>What is the Starbucks logo?</text:span></text:p>
      <text:p text:style-name="P400"><text:span text:style-name="T401">A2:</text:span><text:span text:style-name="T402"><text:s/></text:span><text:span text:style-name="T403">twin tailed mermaid named siren</text:span></text:p>
      <text:p text:style-name="P404"><text:span text:style-name="T405">Q3:</text:span><text:span text:style-name="T406"><text:s/>Has the Starbucks logo evolved over time?</text:span></text:p>
      <text:p text:style-name="P407"><text:span text:style-name="T408">A3:</text:span><text:span text:style-name="T409"><text:s/></text:span><text:span text:style-name="T410">yes it evolved<text:s/></text:span><text:span text:style-name="T411">from time to time</text:span></text:p>
      <text:p text:style-name="P412"><text:span text:style-name="T413">Q4:</text:span><text:span text:style-name="T414"><text:s/>Can the Starbucks app be considered part of physical evidence in the 7 Ps framework?<text:s/></text:span><text:span text:style-name="T415">Justify your answer.</text:span></text:p>
      <text:p text:style-name="P416"><text:span text:style-name="T417">A4:</text:span><text:span text:style-name="T418"><text:s/></text:span><text:span text:style-name="T419">No, because it does not allow any physical enviro</text:span><text:span text:style-name="T420">n</text:span><text:span text:style-name="T421">ment experienced by the customer</text:span><text:span text:style-name="T422"><text:s/>like design ,layout,services, appearance etc</text:span></text:p>
      <text:p text:style-name="P423"/>
      <text:p text:style-name="P424"/>
      <text:p text:style-name="P425"/>
      <text:p text:style-name="P426"><text:span text:style-name="T427">Questions on Process</text:span></text:p>
      <text:p text:style-name="P428"><text:span text:style-name="T429">Q1:</text:span><text:span text:style-name="T430"><text:s/>What is the process improvement philosophy that Starbucks adopted a decade ago to improve its productivity?</text:span></text:p>
      <text:p text:style-name="P431"><text:span text:style-name="T432">A1:</text:span><text:span text:style-name="T433"><text:s/></text:span><text:span text:style-name="T434">Starbucks adopted lean manufacturing whose essence is to maximize the customer value while eliminating the waste</text:span></text:p>
      <text:p text:style-name="P435"><text:span text:style-name="T436">Q2:</text:span><text:span text:style-name="T437"><text:s/>What are some</text:span><text:span text:style-name="T438"><text:s/>of the key metrics that Starbucks uses to measure in-store productivity?</text:span></text:p>
      <text:list text:style-name="LFO9" text:continue-numbering="true">
        <text:list-item>
          <text:p text:style-name="P439"><text:span text:style-name="T440"><text:s/></text:span><text:span text:style-name="T441">Average order filling duration (Starbucks café productivity)</text:span></text:p>
        </text:list-item>
        <text:list-item>
          <text:p text:style-name="P442">Weight of coffee beans processed per time (roasting plant productivity)</text:p>
        </text:list-item>
        <text:list-item>
          <text:p text:style-name="P443">Equipment repair duration (maintenance productivity)</text:p>
        </text:list-item>
      </text:list>
      <text:p text:style-name="P44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SHAHBUDDIN</meta:initial-creator>
    <dc:creator>shahbuddin khan</dc:creator>
    <meta:creation-date>2022-06-05T07:33:00Z</meta:creation-date>
    <dc:date>2022-06-05T07:33:00Z</dc:date>
    <meta:template xlink:href="Normal" xlink:type="simple"/>
    <meta:editing-cycles>2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7" meta:word-count="1345" meta:character-count="8997" meta:row-count="63" meta:non-whitespace-character-count="7669"/>
  </office:meta>
</office:document-meta>
</file>